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pple-system" svg:font-family="apple-system, system-ui, 'Segoe UI', Roboto, 'Helvetica Neue', Arial, 'Noto Sans', sans-serif,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a40" style:font-name="apple-system" fo:font-size="9pt" fo:letter-spacing="normal" fo:font-style="normal" fo:font-weight="normal" style:font-size-asian="9pt" style:font-size-complex="9pt"/>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a40" style:font-name="apple-system" fo:font-size="12pt" fo:letter-spacing="normal" fo:font-style="normal" fo:font-weight="normal" style:font-size-asian="12pt" style:font-size-complex="12pt"/>
    </style:style>
    <style:style style:name="P3" style:family="paragraph" style:parent-style-name="Standard" style:list-style-name="L1">
      <style:paragraph-properties fo:margin-left="0cm" fo:margin-right="0cm" fo:text-align="start" style:justify-single-word="false" fo:orphans="2" fo:widows="2" fo:text-indent="0cm" style:auto-text-indent="false"/>
      <style:text-properties fo:font-variant="normal" fo:text-transform="none" fo:color="#343a40" style:font-name="apple-system" fo:font-size="12pt" fo:letter-spacing="normal" fo:font-style="normal" fo:font-weight="normal" style:font-size-asian="12pt" style:font-size-complex="12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43a40" style:font-name="Times New Roman" fo:font-size="12pt" fo:letter-spacing="normal" fo:font-style="normal" fo:font-weight="normal"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ame of thrones update</text:p>
      <text:p text:style-name="Standard"/>
      <text:p text:style-name="Standard">Hva skal gjøres?</text:p>
      <text:p text:style-name="Standard"/>
      <text:p text:style-name="Standard">Feedback: </text:p>
      <text:p text:style-name="Standard"/>
      <text:p text:style-name="Standard">Design: </text:p>
      <text:p text:style-name="Standard"/>
      <text:p text:style-name="P1">In terms of design, this is black on white with some gray. The game board tiles and traps kind of blends into each other. The green goal is a very unappealing colour in the midst of all the monochrome. The resolution of the drawn pawns are too low and look granulated and the font size under them are too small for readability. There is no indication to who is player 1 and player 2 besides connecting the text shown in the text box and the text with the pawns. The student has made some icons and graphics, and I was hoping there would be more original work than external resources.</text:p>
      <text:p text:style-name="P1"/>
      <text:p text:style-name="P4">Technical: </text:p>
      <text:p text:style-name="P1"/>
      <text:p text:style-name="P1">Great use of git and external API's. script.js: image1-9 are not good names for characters and reference. This information should have been stored in a suitable data structure, such as an object, and possible inside of an array for dynamic referencing. There is a lot(!) of repeatable code here that should have been abstracted and generalised. game2.js: This should have been named "game.js". I do not appreciate the "italian" naming of the variables. The student has done a lot of work here that is extremely hard to maintain. A lot of what has been copy and pasted should have been abstracted in a higher level. There is a player2game and player1game variable that the student differentiates to check which players turn it is. This can be more easily be done with a semaphore or a simpler state handler. victory.js: I'm not sure why it's necessary with an API call here. A lot of unecessary code that easily could have been retrieved from an object from localstorage. While there is a functioning code here, the code complexity and maintainability is too high quality is not acceptable. I was honestly expecting more from a second year student.</text:p>
      <text:p text:style-name="P1"/>
      <text:p text:style-name="P1"/>
      <text:list xml:id="list3352825258239791284" text:style-name="L1">
        <text:list-item>
          <text:p text:style-name="P3">Nye farger</text:p>
        </text:list-item>
        <text:list-item>
          <text:p text:style-name="P3">Ny grønnfarge!</text:p>
        </text:list-item>
        <text:list-item>
          <text:p text:style-name="P3">Player1 og 2 må komme frem</text:p>
        </text:list-item>
        <text:list-item>
          <text:p text:style-name="P3">For liten font size?</text:p>
        </text:list-item>
        <text:list-item>
          <text:p text:style-name="P3">Titte på kode:</text:p>
          <text:list>
            <text:list-item>
              <text:p text:style-name="P3">Navnvalg</text:p>
            </text:list-item>
            <text:list-item>
              <text:p text:style-name="P3">bruke localstorage?</text:p>
            </text:list-item>
            <text:list-item>
              <text:p text:style-name="P3">Lage den responsiv?</text:p>
            </text:list-item>
          </text:list>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pple-system" svg:font-family="apple-system, system-ui, 'Segoe UI', Roboto, 'Helvetica Neue', Arial, 'Noto Sans', sans-serif,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orten Evensen</meta:initial-creator>
    <meta:creation-date>2020-08-17T21:38:39</meta:creation-date>
    <dc:date>2020-08-17T21:42:33</dc:date>
    <dc:creator>Morten Evensen</dc:creator>
    <meta:editing-duration>PT3M54S</meta:editing-duration>
    <meta:editing-cycles>3</meta:editing-cycles>
    <meta:generator>OpenOffice/4.1.1$Unix OpenOffice.org_project/411m6$Build-9775</meta:generator>
    <meta:document-statistic meta:table-count="0" meta:image-count="0" meta:object-count="0" meta:page-count="1" meta:paragraph-count="15" meta:word-count="346" meta:character-count="1935"/>
  </office:meta>
</office:document-meta>
</file>